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325cm" fo:margin-left="0cm" fo:margin-top="0cm" fo:margin-bottom="0cm" table:align="left" style:writing-mode="lr-tb"/>
    </style:style>
    <style:style style:name="Tabela1.A" style:family="table-column">
      <style:table-column-properties style:column-width="15.325cm"/>
    </style:style>
    <style:style style:name="Tabela1.1" style:family="table-row">
      <style:table-row-properties style:min-row-height="10.677cm" fo:keep-together="auto"/>
    </style:style>
    <style:style style:name="Tabela1.A1" style:family="table-cell">
      <style:table-cell-properties fo:padding-left="0.182cm" fo:padding-right="0.191cm" fo:padding-top="0cm" fo:padding-bottom="0cm" fo:border="0.5pt solid #00000a"/>
    </style:style>
    <style:style style:name="Tabela2" style:family="table">
      <style:table-properties style:width="14.982cm" fo:margin-left="0cm" fo:margin-top="0cm" fo:margin-bottom="0cm" table:align="left" style:writing-mode="lr-tb"/>
    </style:style>
    <style:style style:name="Tabela2.A" style:family="table-column">
      <style:table-column-properties style:column-width="14.98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3" style:family="table">
      <style:table-properties style:width="16.974cm" fo:margin-left="0cm" fo:margin-top="0cm" fo:margin-bottom="0cm" table:align="left" style:writing-mode="lr-tb"/>
    </style:style>
    <style:style style:name="Tabela3.A" style:family="table-column">
      <style:table-column-properties style:column-width="4.152cm"/>
    </style:style>
    <style:style style:name="Tabela3.B" style:family="table-column">
      <style:table-column-properties style:column-width="2.995cm"/>
    </style:style>
    <style:style style:name="Tabela3.C" style:family="table-column">
      <style:table-column-properties style:column-width="3.829cm"/>
    </style:style>
    <style:style style:name="Tabela3.D" style:family="table-column">
      <style:table-column-properties style:column-width="2.997cm"/>
    </style:style>
    <style:style style:name="Tabela3.E" style:family="table-column">
      <style:table-column-properties style:column-width="3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3.B1" style:family="table-cell">
      <style:table-cell-properties fo:padding-left="0.199cm" fo:padding-right="0.191cm" fo:padding-top="0cm" fo:padding-bottom="0cm" fo:border="0.5pt solid #00000a"/>
    </style:style>
    <style:style style:name="Tabela3.C1" style:family="table-cell">
      <style:table-cell-properties fo:padding-left="0.199cm" fo:padding-right="0.191cm" fo:padding-top="0cm" fo:padding-bottom="0cm" fo:border="0.5pt solid #00000a"/>
    </style:style>
    <style:style style:name="Tabela3.D1" style:family="table-cell">
      <style:table-cell-properties fo:padding-left="0.199cm" fo:padding-right="0.191cm" fo:padding-top="0cm" fo:padding-bottom="0cm" fo:border="0.5pt solid #00000a"/>
    </style:style>
    <style:style style:name="Tabela3.E1" style:family="table-cell">
      <style:table-cell-properties fo:padding-left="0.199cm" fo:padding-right="0.191cm" fo:padding-top="0cm" fo:padding-bottom="0cm" fo:border="0.5pt solid #00000a"/>
    </style:style>
    <style:style style:name="Tabela3.A2" style:family="table-cell">
      <style:table-cell-properties fo:padding-left="0.199cm" fo:padding-right="0.191cm" fo:padding-top="0cm" fo:padding-bottom="0cm" fo:border="0.5pt solid #00000a"/>
    </style:style>
    <style:style style:name="Tabela3.B2" style:family="table-cell">
      <style:table-cell-properties fo:padding-left="0.199cm" fo:padding-right="0.191cm" fo:padding-top="0cm" fo:padding-bottom="0cm" fo:border="0.5pt solid #00000a"/>
    </style:style>
    <style:style style:name="Tabela3.C2" style:family="table-cell">
      <style:table-cell-properties fo:padding-left="0.199cm" fo:padding-right="0.191cm" fo:padding-top="0cm" fo:padding-bottom="0cm" fo:border="0.5pt solid #00000a"/>
    </style:style>
    <style:style style:name="Tabela3.D2" style:family="table-cell">
      <style:table-cell-properties fo:padding-left="0.199cm" fo:padding-right="0.191cm" fo:padding-top="0cm" fo:padding-bottom="0cm" fo:border="0.5pt solid #00000a"/>
    </style:style>
    <style:style style:name="Tabela3.E2" style:family="table-cell">
      <style:table-cell-properties fo:padding-left="0.199cm" fo:padding-right="0.191cm" fo:padding-top="0cm" fo:padding-bottom="0cm" fo:border="0.5pt solid #00000a"/>
    </style:style>
    <style:style style:name="Tabela3.A3" style:family="table-cell">
      <style:table-cell-properties fo:padding-left="0.199cm" fo:padding-right="0.191cm" fo:padding-top="0cm" fo:padding-bottom="0cm" fo:border="0.5pt solid #00000a"/>
    </style:style>
    <style:style style:name="Tabela3.B3" style:family="table-cell">
      <style:table-cell-properties fo:padding-left="0.199cm" fo:padding-right="0.191cm" fo:padding-top="0cm" fo:padding-bottom="0cm" fo:border="0.5pt solid #00000a"/>
    </style:style>
    <style:style style:name="Tabela3.C3" style:family="table-cell">
      <style:table-cell-properties fo:padding-left="0.199cm" fo:padding-right="0.191cm" fo:padding-top="0cm" fo:padding-bottom="0cm" fo:border="0.5pt solid #00000a"/>
    </style:style>
    <style:style style:name="Tabela3.D3" style:family="table-cell">
      <style:table-cell-properties fo:padding-left="0.199cm" fo:padding-right="0.191cm" fo:padding-top="0cm" fo:padding-bottom="0cm" fo:border="0.5pt solid #00000a"/>
    </style:style>
    <style:style style:name="Tabela3.E3" style:family="table-cell">
      <style:table-cell-properties fo:padding-left="0.199cm" fo:padding-right="0.191cm" fo:padding-top="0cm" fo:padding-bottom="0cm" fo:border="0.5pt solid #00000a"/>
    </style:style>
    <style:style style:name="Tabela3.A4" style:family="table-cell">
      <style:table-cell-properties fo:padding-left="0.199cm" fo:padding-right="0.191cm" fo:padding-top="0cm" fo:padding-bottom="0cm" fo:border="0.5pt solid #00000a"/>
    </style:style>
    <style:style style:name="Tabela3.B4" style:family="table-cell">
      <style:table-cell-properties fo:padding-left="0.199cm" fo:padding-right="0.191cm" fo:padding-top="0cm" fo:padding-bottom="0cm" fo:border="0.5pt solid #00000a"/>
    </style:style>
    <style:style style:name="Tabela3.C4" style:family="table-cell">
      <style:table-cell-properties fo:padding-left="0.199cm" fo:padding-right="0.191cm" fo:padding-top="0cm" fo:padding-bottom="0cm" fo:border="0.5pt solid #00000a"/>
    </style:style>
    <style:style style:name="Tabela3.D4" style:family="table-cell">
      <style:table-cell-properties fo:padding-left="0.199cm" fo:padding-right="0.191cm" fo:padding-top="0cm" fo:padding-bottom="0cm" fo:border="0.5pt solid #00000a"/>
    </style:style>
    <style:style style:name="Tabela3.E4" style:family="table-cell">
      <style:table-cell-properties fo:padding-left="0.199cm" fo:padding-right="0.191cm" fo:padding-top="0cm" fo:padding-bottom="0cm" fo:border="0.5pt solid #00000a"/>
    </style:style>
    <style:style style:name="Tabela3.A5" style:family="table-cell">
      <style:table-cell-properties fo:padding-left="0.199cm" fo:padding-right="0.191cm" fo:padding-top="0cm" fo:padding-bottom="0cm" fo:border="0.5pt solid #00000a"/>
    </style:style>
    <style:style style:name="Tabela3.B5" style:family="table-cell">
      <style:table-cell-properties fo:padding-left="0.199cm" fo:padding-right="0.191cm" fo:padding-top="0cm" fo:padding-bottom="0cm" fo:border="0.5pt solid #00000a"/>
    </style:style>
    <style:style style:name="Tabela3.C5" style:family="table-cell">
      <style:table-cell-properties fo:padding-left="0.199cm" fo:padding-right="0.191cm" fo:padding-top="0cm" fo:padding-bottom="0cm" fo:border="0.5pt solid #00000a"/>
    </style:style>
    <style:style style:name="Tabela3.D5" style:family="table-cell">
      <style:table-cell-properties fo:padding-left="0.199cm" fo:padding-right="0.191cm" fo:padding-top="0cm" fo:padding-bottom="0cm" fo:border="0.5pt solid #00000a"/>
    </style:style>
    <style:style style:name="Tabela3.E5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officeooo:paragraph-rsid="0007f058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background-color="#ffffff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2pt" fo:font-weight="bold" officeooo:rsid="0007f058" officeooo:paragraph-rsid="0007f058" style:font-size-asian="12pt" style:font-weight-asian="bold" style:font-name-complex="Times New Roman1" style:font-size-complex="12pt" style:font-weight-complex="normal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fo:font-variant="normal" fo:text-transform="none" fo:color="#000000" fo:font-size="12pt" fo:letter-spacing="normal" fo:font-style="normal" fo:font-weight="normal" officeooo:paragraph-rsid="00073e65" style:font-size-asian="12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font-weight="bold" officeooo:paragraph-rsid="00073e65" style:font-weight-asian="bold" style:font-weight-complex="bold"/>
    </style:style>
    <style:style style:name="P13" style:family="paragraph" style:parent-style-name="Standard">
      <style:text-properties officeooo:paragraph-rsid="00073e65"/>
    </style:style>
    <style:style style:name="P14" style:family="paragraph" style:parent-style-name="Standard">
      <style:text-properties officeooo:rsid="00073e65" officeooo:paragraph-rsid="00073e65"/>
    </style:style>
    <style:style style:name="P15" style:family="paragraph" style:parent-style-name="Standard">
      <style:text-properties officeooo:paragraph-rsid="0007f058"/>
    </style:style>
    <style:style style:name="P16" style:family="paragraph" style:parent-style-name="Standard">
      <style:paragraph-properties fo:margin-left="4.995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4.995cm" fo:margin-right="0cm" fo:text-align="justify" style:justify-single-word="false" fo:text-indent="0cm" style:auto-text-indent="false"/>
      <style:text-properties fo:color="#000000" style:font-name="Times New Roman" fo:font-size="14pt" style:font-size-asian="14pt" style:font-name-complex="Times New Roman1" style:font-size-complex="13pt"/>
    </style:style>
    <style:style style:name="P18" style:family="paragraph" style:parent-style-name="Standard">
      <style:paragraph-properties fo:margin-top="0cm" fo:margin-bottom="0.282cm" loext:contextual-spacing="false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background-color="#ffffff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text-indent="1.249cm" style:auto-text-indent="false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2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7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text-properties style:font-name="Times New Roman" fo:font-size="12pt" fo:font-weight="bold" officeooo:rsid="0007f058" officeooo:paragraph-rsid="0007f058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text-properties style:font-name="Times New Roman" fo:font-size="12pt" fo:font-weight="bold" officeooo:rsid="00073e65" officeooo:paragraph-rsid="00073e65" style:font-size-asian="12pt" style:font-weight-asian="bold" style:font-name-complex="Times New Roman1" style:font-size-complex="12pt"/>
    </style:style>
    <style:style style:name="P30" style:family="paragraph" style:parent-style-name="Standard">
      <style:text-properties style:font-name="Times New Roman" fo:font-size="12pt" fo:font-weight="bold" officeooo:paragraph-rsid="0007f058" style:font-size-asian="12pt" style:font-weight-asian="bold" style:font-name-complex="Times New Roman1" style:font-size-complex="12pt"/>
    </style:style>
    <style:style style:name="P31" style:family="paragraph" style:parent-style-name="Standard">
      <style:text-properties style:font-name="Times New Roman" fo:font-size="12pt" fo:font-weight="bold" officeooo:paragraph-rsid="00073e65" style:font-size-asian="12pt" style:font-weight-asian="bold" style:font-name-complex="Times New Roman1" style:font-size-complex="12pt"/>
    </style:style>
    <style:style style:name="P32" style:family="paragraph" style:parent-style-name="Standard">
      <style:text-properties style:font-name="Times New Roman" fo:font-size="12pt" fo:font-weight="bold" fo:background-color="#ffffff" style:font-size-asian="12pt" style:font-weight-asian="bold" style:font-name-complex="Times New Roman1" style:font-size-complex="12pt"/>
    </style:style>
    <style:style style:name="P3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Standard">
      <style:text-properties style:font-name="Times New Roman" fo:font-size="12pt" officeooo:rsid="0009a5df" officeooo:paragraph-rsid="0009a5df" style:font-size-asian="12pt" style:font-name-complex="Times New Roman1" style:font-size-complex="12pt"/>
    </style:style>
    <style:style style:name="P36" style:family="paragraph" style:parent-style-name="Standard">
      <style:text-properties style:font-name="Times New Roman" fo:font-size="12pt" officeooo:rsid="000a3ca1" officeooo:paragraph-rsid="000a3ca1" style:font-size-asian="12pt" style:font-name-complex="Times New Roman1" style:font-size-complex="12pt"/>
    </style:style>
    <style:style style:name="P37" style:family="paragraph" style:parent-style-name="Standard">
      <style:text-properties style:font-name="Times New Roman" fo:font-size="12pt" officeooo:rsid="000cc655" officeooo:paragraph-rsid="000cc655" style:font-size-asian="12pt" style:font-name-complex="Times New Roman1" style:font-size-complex="12pt"/>
    </style:style>
    <style:style style:name="P38" style:family="paragraph" style:parent-style-name="Standard">
      <style:text-properties style:font-name="Times New Roman" fo:font-size="12pt" fo:background-color="#ffffff" style:font-size-asian="12pt" style:font-name-complex="Times New Roman1" style:font-size-complex="12pt"/>
    </style:style>
    <style:style style:name="P39" style:family="paragraph" style:parent-style-name="Standard">
      <style:text-properties style:font-name="Times New Roman" fo:font-size="12pt" fo:font-weight="normal" officeooo:paragraph-rsid="0007f058" style:font-size-asian="12pt" style:font-weight-asian="normal" style:font-name-complex="Times New Roman1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paragraph-rsid="00073e65" style:font-size-asian="12pt" style:font-style-asian="normal" style:font-weight-asian="normal" style:font-size-complex="12pt" style:font-weight-complex="normal"/>
    </style:style>
    <style:style style:name="P4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paragraph-rsid="00073e65" style:font-size-asian="12pt" style:font-style-asian="normal" style:font-weight-asian="normal" style:font-name-complex="Times New Roman1" style:font-size-complex="12pt" style:font-weight-complex="normal"/>
    </style:style>
    <style:style style:name="P4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73e65" officeooo:paragraph-rsid="00073e65" style:font-size-asian="12pt" style:font-style-asian="normal" style:font-weight-asian="normal" style:font-name-complex="Times New Roman1" style:font-size-complex="12pt" style:font-weight-complex="normal"/>
    </style:style>
    <style:style style:name="P4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officeooo:paragraph-rsid="00073e65" style:font-size-asian="12pt" style:font-style-asian="normal" style:font-weight-asian="bold" style:font-size-complex="12pt" style:font-weight-complex="bold"/>
    </style:style>
    <style:style style:name="P4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officeooo:paragraph-rsid="00073e65" style:font-size-asian="12pt" style:font-style-asian="normal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7f058" style:font-size-asian="12pt" style:font-name-complex="Times New Roman1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background-color="#ffffff" style:font-size-asian="12pt" style:font-name-complex="Times New Roman1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background-color="#ffffff" style:font-size-asian="12pt" style:font-name-complex="Times New Roman1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b050" style:font-name="Times New Roman" fo:font-size="12pt" fo:background-color="#ffffff" style:font-size-asian="12pt" style:font-name-complex="Times New Roman1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2pt" fo:background-color="#ffffff" style:font-size-asian="12pt" style:font-name-complex="Times New Roman1" style:font-size-complex="12pt"/>
    </style:style>
    <style:style style:name="P51" style:family="paragraph" style:parent-style-name="Standard">
      <style:paragraph-properties fo:margin-left="1.249cm" fo:margin-right="0cm" fo:text-indent="0cm" style:auto-text-indent="false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0a72d1" officeooo:paragraph-rsid="000b7f35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weight="normal" officeooo:rsid="000a72d1" officeooo:paragraph-rsid="000a72d1" style:font-weight-asian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0b7f35" officeooo:paragraph-rsid="000b7f35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paragraph-rsid="000a72d1" style:font-size-asian="12pt" style:font-name-complex="Times New Roman1" style:font-size-complex="12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3" style:family="text">
      <style:text-properties style:font-name="Times New Roman" fo:font-size="14pt" fo:font-weight="bold" officeooo:rsid="0007f058" style:font-size-asian="14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weight="bold" officeooo:rsid="00073e65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07f058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0a72d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0cc655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font-weight="bold" fo:background-color="#ffffff" loext:char-shading-value="0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officeooo:rsid="0007f058" fo:background-color="#ffffff" loext:char-shading-value="0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04cdb4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073e65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07f058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083617" style:font-size-asian="12pt" style:font-name-complex="Times New Roman1" style:font-size-complex="12pt"/>
    </style:style>
    <style:style style:name="T17" style:family="text">
      <style:text-properties style:font-name="Times New Roman" fo:font-size="12pt" fo:background-color="#ffffff" loext:char-shading-value="0" style:font-size-asian="12pt" style:font-name-complex="Times New Roman1" style:font-size-complex="12pt"/>
    </style:style>
    <style:style style:name="T18" style:family="text">
      <style:text-properties style:font-name="Times New Roman" fo:font-size="12pt" fo:background-color="#ffffff" loext:char-shading-value="0" style:font-size-asian="12pt" style:font-name-complex="Times New Roman1" style:font-size-complex="12pt" style:font-weight-complex="bold"/>
    </style:style>
    <style:style style:name="T19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0" style:family="text">
      <style:text-properties style:font-name="Times New Roman" fo:font-size="12pt" fo:font-weight="normal" officeooo:rsid="0006a8e7" style:font-size-asian="12pt" style:font-weight-asian="normal" style:font-name-complex="Times New Roman1" style:font-size-complex="12pt" style:font-weight-complex="normal"/>
    </style:style>
    <style:style style:name="T21" style:family="text">
      <style:text-properties style:font-name="Times New Roman" fo:font-size="12pt" fo:font-weight="normal" officeooo:rsid="000b7f35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color="#00000a" style:font-name="Times New Roman" fo:font-size="12pt" fo:font-weight="bold" style:font-size-asian="12pt" style:font-weight-asian="bold" style:font-weight-complex="bold"/>
    </style:style>
    <style:style style:name="T23" style:family="text">
      <style:text-properties fo:color="#00000a" style:font-name="Times New Roman" fo:font-size="12pt" style:text-underline-style="none" fo:background-color="#ffffff" loext:char-shading-value="0" style:font-size-asian="12pt" style:font-name-complex="Times New Roman1" style:font-size-complex="12pt"/>
    </style:style>
    <style:style style:name="T24" style:family="text">
      <style:text-properties fo:color="#00000a" style:font-name="Times New Roman" fo:font-size="12pt" fo:background-color="#ffffff" loext:char-shading-value="0" style:font-size-asian="12pt" style:font-name-complex="Times New Roman1" style:font-size-complex="12pt"/>
    </style:style>
    <style:style style:name="T25" style:family="text">
      <style:text-properties fo:color="#000000" style:font-name="Times New Roman" fo:font-size="14pt" style:font-size-asian="14pt" style:font-name-complex="Times New Roman1" style:font-size-complex="13pt"/>
    </style:style>
    <style:style style:name="T26" style:family="text">
      <style:text-properties fo:color="#000000" style:font-name="Times New Roman" fo:font-size="14pt" style:font-size-asian="14pt" style:font-size-complex="13pt"/>
    </style:style>
    <style:style style:name="T27" style:family="text">
      <style:text-properties fo:color="#000000" style:font-name="Times New Roman" fo:font-size="14pt" fo:font-weight="bold" style:font-size-asian="14pt" style:font-weight-asian="bold" style:font-name-complex="Times New Roman1" style:font-size-complex="13pt"/>
    </style:style>
    <style:style style:name="T28" style:family="text">
      <style:text-properties style:text-position="super 58%"/>
    </style:style>
    <style:style style:name="T29" style:family="text">
      <style:text-properties style:text-position="super 58%" style:font-name="Times New Roman" fo:font-size="12pt" fo:background-color="#ffffff" loext:char-shading-value="0" style:font-size-asian="12pt" style:font-name-complex="Times New Roman1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name-complex="Times New Roman1" style:font-size-complex="12pt" style:font-weight-complex="normal"/>
    </style:style>
    <style:style style:name="T31" style:family="text">
      <style:text-properties fo:font-variant="normal" fo:text-transform="none" fo:color="#000000" style:font-name="Times New Roman" fo:font-size="12pt" fo:letter-spacing="normal" fo:font-style="normal" fo:font-weight="normal" officeooo:rsid="0006a8e7" style:font-size-asian="12pt" style:font-style-asian="normal" style:font-weight-asian="normal" style:font-name-complex="Times New Roman1" style:font-size-complex="12pt" style:font-weight-complex="normal"/>
    </style:style>
    <style:style style:name="T32" style:family="text">
      <style:text-properties fo:font-variant="normal" fo:text-transform="none" fo:color="#000000" style:font-name="Times New Roman" fo:font-size="12pt" fo:letter-spacing="normal" fo:font-style="normal" style:font-size-asian="12pt" style:font-style-asian="normal" style:font-size-complex="12pt"/>
    </style:style>
    <style:style style:name="T33" style:family="text">
      <style:text-properties officeooo:rsid="0009a5df"/>
    </style:style>
    <style:style style:name="T34" style:family="text">
      <style:text-properties officeooo:rsid="000a3ca1"/>
    </style:style>
    <style:style style:name="T35" style:family="text">
      <style:text-properties officeooo:rsid="000a72d1"/>
    </style:style>
    <style:style style:name="T36" style:family="text">
      <style:text-properties officeooo:rsid="000b7f35"/>
    </style:style>
    <style:style style:name="T37" style:family="text">
      <style:text-properties officeooo:rsid="000cc655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b7f35" style:font-weight-asian="bold" style:font-weight-complex="bold"/>
    </style:style>
    <style:style style:name="T40" style:family="text">
      <style:text-properties fo:font-weight="bold" officeooo:rsid="000cc655" style:font-weight-asian="bold" style:font-weight-complex="bold"/>
    </style:style>
    <style:style style:name="T41" style:family="text">
      <style:text-properties fo:font-weight="bold" officeooo:rsid="0009a5df" style:font-weight-asian="bold" style:font-weight-complex="bold"/>
    </style:style>
    <style:style style:name="T42" style:family="text">
      <style:text-properties fo:font-weight="normal" officeooo:rsid="000cc65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fontstyle01"><text:span text:style-name="T1">GOVERNO DO ESTADO DO RIO DE JANEIRO</text:span></text:span><text:span text:style-name="T22"><text:line-break/></text:span><text:span text:style-name="fontstyle01"><text:span text:style-name="T1">SECRETARIA DE ESTADO DE CIÊNCIA E TECNOLOGIA</text:span></text:span><text:span text:style-name="T22"><text:line-break/></text:span><text:span text:style-name="fontstyle01"><text:span text:style-name="T1">FUNDAÇÃO DE APOIO À ESCOLA TÉCNICA</text:span></text:span><text:span text:style-name="T22"> <text:line-break/></text:span><text:span text:style-name="fontstyle01"><text:span text:style-name="T1">FACULDADE DE EDUCAÇÃO TECNOLÓGICA DO ESTADO DO RIO DE</text:span></text:span><text:span text:style-name="T22"> </text:span><text:span text:style-name="fontstyle01"><text:span text:style-name="T1">JANEIRO FAETERJ/PARACAMBI</text:span></text:span></text:p>
      <text:p text:style-name="P2"/>
      <text:p text:style-name="P2"/>
      <text:p text:style-name="P2"/>
      <text:p text:style-name="P2"/>
      <text:p text:style-name="P1"><text:span text:style-name="fontstyle01"><text:span text:style-name="T1">CURSO SUPERIOR DE TECNOLOGIA EM SISTEMAS DE INFORMAÇÃO</text:span></text:span><text:span text:style-name="T22"><text:line-break/></text:span><text:span text:style-name="fontstyle01"><text:span text:style-name="T1">TRABALHO DE CONCLUSÃO DE CURSO</text:span></text:span></text:p>
      <text:p text:style-name="P2"/>
      <text:p text:style-name="P2"/>
      <text:p text:style-name="P2"/>
      <text:p text:style-name="P2"/>
      <text:p text:style-name="P8">RAFAEL SILVA PATRICIO</text:p>
      <text:p text:style-name="P8"/>
      <text:p text:style-name="P8"/>
      <text:p text:style-name="P8"/>
      <text:p text:style-name="P7"/>
      <text:p text:style-name="P8">DESENVOLVIMENTO DE SOFTWARE: GERENCIADOR DE QUESTÕES E GERADOR DE PROVAS </text:p>
      <text:p text:style-name="P8"/>
      <text:p text:style-name="P8"/>
      <text:p text:style-name="P8"/>
      <text:p text:style-name="P7"/>
      <text:p text:style-name="P7"/>
      <text:p text:style-name="P7"/>
      <text:p text:style-name="P1"><text:span text:style-name="T2">PARACAMBI, RJ<text:line-break/>201</text:span><text:span text:style-name="T3">9</text:span></text:p>
      <text:p text:style-name="P9"><text:soft-page-break/>RAFAEL SILVA PATRICIO</text:p>
      <text:p text:style-name="P9"/>
      <text:p text:style-name="P9"/>
      <text:p text:style-name="P9"/>
      <text:p text:style-name="P9">DESENVOLVIMENTO DE SOFTWARE: <text:line-break/>GERENCIADOR DE QUESTÕES <text:line-break/>E GERADOR DE PROVAS </text:p>
      <text:p text:style-name="P9"/>
      <text:p text:style-name="P9"/>
      <text:p text:style-name="P9"/>
      <text:p text:style-name="P16"><text:span text:style-name="T25">Trabalho de Conclusão de Curso (TCC)</text:span><text:span text:style-name="T26"><text:line-break/></text:span><text:span text:style-name="T25">apresentado ao Curso Superior de Tecnologia em <text:s text:c="8"/>Sistemas de Informação da Faculdade de Educação</text:span><text:span text:style-name="T26"><text:line-break/></text:span><text:span text:style-name="T25">Tecnológica do Estado do Rio de Janeiro, Campus</text:span><text:span text:style-name="T26"><text:line-break/></text:span><text:span text:style-name="T25">Paracambi – FAETERJ/Paracambi, como requisito</text:span><text:span text:style-name="T26"><text:line-break/></text:span><text:span text:style-name="T25">parcial para a obtenção do grau de Tecnólogo em</text:span><text:span text:style-name="T26"><text:line-break/></text:span><text:span text:style-name="T25">Sistemas de Informação.</text:span></text:p>
      <text:p text:style-name="P17"/>
      <text:p text:style-name="P16"><text:span text:style-name="T27">Orientador</text:span><text:span text:style-name="T25">: Prof. Artur Sérgio Lope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2">PARACAMBI, RJ<text:line-break/>201</text:span><text:span text:style-name="T3">9</text:span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9"/>
          </table:table-cell>
        </table:table-row>
      </table:table>
      <text:p text:style-name="P7"/>
      <text:p text:style-name="P5"><text:soft-page-break/>1. INTRODUÇÃO</text:p>
      <text:p text:style-name="Standard"><text:span text:style-name="T4"><text:s text:c="3"/></text:span><text:span text:style-name="T12">1.1. OBJETIVOS</text:span></text:p>
      <text:p text:style-name="P2"><text:s text:c="9"/>1.1.1 GERAL</text:p>
      <text:p text:style-name="P2"><text:s text:c="9"/>1.1.2 ESPECÍFICOS</text:p>
      <text:p text:style-name="P5">2. METODOLOGIA</text:p>
      <text:p text:style-name="Standard"><text:span text:style-name="T12"><text:s text:c="3"/>2.1 FER</text:span><text:bookmark text:name="_GoBack"/><text:span text:style-name="T12">RAMENTAS E TECNOLOGIAS UTILIZADAS<text:tab/></text:span></text:p>
      <text:p text:style-name="Standard"><text:span text:style-name="T12"><text:s text:c="3"/>2.2 QUESTIONÁRIO APLICADO A</text:span><text:span text:style-name="T15">OS</text:span><text:span text:style-name="T12"> PROFESSORES</text:span></text:p>
      <text:p text:style-name="P2"><text:s text:c="3"/>2.3 CRONOGRAMA</text:p>
      <text:p text:style-name="P5">3. RESULTADOS E DISCUSSÃO</text:p>
      <text:p text:style-name="P13"><text:span text:style-name="T12"><text:s text:c="4"/></text:span><text:span text:style-name="T14">3.1 ANÁLISE DAS RESPOSTAS DO QUESTIONÁRIO</text:span><text:span text:style-name="T12"> <text:s text:c="3"/></text:span></text:p>
      <text:p text:style-name="P13"><text:span text:style-name="T12"><text:s text:c="4"/>3.</text:span><text:span text:style-name="T14">2</text:span><text:span text:style-name="T12"> ANÁLISE DE REQUISITOS DO SISTEMA</text:span></text:p>
      <text:p text:style-name="Standard"><text:span text:style-name="T4"><text:s text:c="4"/></text:span><text:span text:style-name="T12">3.</text:span><text:span text:style-name="T14">3</text:span><text:span text:style-name="T12"> SOFTWARES SEMELHANTES</text:span></text:p>
      <text:p text:style-name="Standard"><text:span text:style-name="T12"><text:s text:c="4"/>3.</text:span><text:span text:style-name="T14">4</text:span><text:span text:style-name="T12"> DIAGRAMAS</text:span></text:p>
      <text:p text:style-name="Standard"><text:span text:style-name="T4"><text:s/></text:span><text:span text:style-name="T12"><text:s text:c="9"/>3.</text:span><text:span text:style-name="T14">4</text:span><text:span text:style-name="T12">.1 CASO DE USO</text:span></text:p>
      <text:p text:style-name="Standard"><text:span text:style-name="T12"><text:s text:c="10"/>3.</text:span><text:span text:style-name="T14">4</text:span><text:span text:style-name="T12">.2 CLASSE</text:span></text:p>
      <text:p text:style-name="Standard"><text:span text:style-name="T12"><text:s text:c="10"/>3.</text:span><text:span text:style-name="T14">4</text:span><text:span text:style-name="T12">.3 ENTIDADE-RELACIONAMENTO</text:span></text:p>
      <text:p text:style-name="P5">4. INTERFACES GRÁFICAS</text:p>
      <text:p text:style-name="P2"><text:s text:c="3"/>4.1 ACESSO</text:p>
      <text:p text:style-name="P2"><text:s text:c="3"/>4.2 TELA INICIAL (DASHBOARD)</text:p>
      <text:p text:style-name="Standard"><text:span text:style-name="T12"><text:s text:c="3"/>4.3 PERFIL DO USU</text:span><text:span text:style-name="T13">Á</text:span><text:span text:style-name="T12">RIO</text:span></text:p>
      <text:p text:style-name="P2"><text:s text:c="3"/>4.4 AÇÕES DO ADMINISTRADOR</text:p>
      <text:p text:style-name="P2"><text:s text:c="3"/>4.5 AÇÕES DO PROFESSOR</text:p>
      <text:p text:style-name="P5">6. CONCLUSÃO</text:p>
      <text:p text:style-name="P5">7. REFERÊNCIAS BIBLIOGRÁFICAS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RESUMO</text:p>
      <text:p text:style-name="P2">Este trabalho apresenta o desenvolvimento de um software para criação e gerenciamento de avaliações para professores. A partir da observação das dificuldades enfrentadas pelos docentes ao criar provas, especificamente das escolas da rede pública do município de Paracambi, entendeu-se que era necessário a criação de uma ferramenta que ajudasse nesta tarefa recorrente do ciclo escolar. O software fornecerá a possibilidade de criação de questões pelo professor, classificando a mesma de várias maneiras, como assunto, matéria, tema e dificuldade, e a criação de avaliações utilizando-se do banco de questões criados por todos os professores habilitados no sistema. <text:line-break/></text:p>
      <text:p text:style-name="P5">1. INTRODUÇÃO</text:p>
      <text:p text:style-name="P2"><text:line-break/>Ao longo de toda evolução da informática, ela sempre propôs a criação de novos produtos, serviços e ideias, mas mais do que isso, ela sempre se dispôs a aprimorar o que já existia.<text:line-break/>Renovar o que já funciona, agora com os recursos da tecnologia, é pensamento fundamental para qualquer estudante ou profissional da área.</text:p>
      <text:p text:style-name="P2">Segundo Richard Stallman, </text:p>
      <text:p text:style-name="Standard"><text:span text:style-name="T17">“Pode-se definir </text:span><text:span text:style-name="T18">tecnologia da Informação</text:span><text:span text:style-name="T17"> (TI) como o conjunto de todas as </text:span><text:a xlink:type="simple" xlink:href="https://pt.wikipedia.org/wiki/Atividade_(engenharia_de_software)" office:target-frame-name="Atividade (engenharia de software)" xlink:show="replace" text:style-name="ListLabel_20_3" text:visited-style-name="ListLabel_20_3"><text:span text:style-name="Internet_20_link"><text:span text:style-name="T23">atividades</text:span></text:span></text:a><text:span text:style-name="T17"> e soluções providas por recursos de computação que visam a produção, o armazenamento, a transmissão, o acesso, a </text:span><text:a xlink:type="simple" xlink:href="https://pt.wikipedia.org/wiki/Segurança_da_informação" office:target-frame-name="Segurança da informação" xlink:show="replace" text:style-name="ListLabel_20_3" text:visited-style-name="ListLabel_20_3"><text:span text:style-name="Internet_20_link"><text:span text:style-name="T23">segurança</text:span></text:span></text:a><text:span text:style-name="T17"> e o uso das </text:span><text:a xlink:type="simple" xlink:href="https://pt.wikipedia.org/wiki/Escrita" office:target-frame-name="Escrita" xlink:show="replace" text:style-name="ListLabel_20_3" text:visited-style-name="ListLabel_20_3"><text:span text:style-name="Internet_20_link"><text:span text:style-name="T23">informações</text:span></text:span></text:a><text:span text:style-name="T17">. Na verdade, as aplicações para TI são tantas — e estão ligadas a tantas áreas — que há diversas definições para a expressão e nenhuma delas consegue determiná-la por completo. É a área da </text:span><text:a xlink:type="simple" xlink:href="https://pt.wikipedia.org/wiki/Informática" office:target-frame-name="Informática" xlink:show="replace" text:style-name="ListLabel_20_3" text:visited-style-name="ListLabel_20_3"><text:span text:style-name="Internet_20_link"><text:span text:style-name="T23">informática</text:span></text:span></text:a><text:span text:style-name="T12"> </text:span><text:span text:style-name="T17">que trata a informação, a </text:span><text:a xlink:type="simple" xlink:href="https://pt.wikipedia.org/wiki/Organização" office:target-frame-name="Organização" xlink:show="replace" text:style-name="ListLabel_20_3" text:visited-style-name="ListLabel_20_3"><text:span text:style-name="Internet_20_link"><text:span text:style-name="T23">organização</text:span></text:span></text:a><text:span text:style-name="T17"> e a classificação de forma a permitir a tomada de decisão em prol de algum objetivo.”</text:span><text:span text:style-name="T29">[1]</text:span></text:p>
      <text:p text:style-name="P4">Desta forma, podemos acrescentar que TI é utilizada como um meio em qualquer área conhecida. É um instrumento que possibilita a revitalização de antigas práticas, a melhor compreensão do objeto aplicado, a criação de novos indicadores e de tendências potencializadoras, em qualquer que seja a área de aplicação.</text:p>
      <text:p text:style-name="P4">Por isso que, observamos a tecnologia tão impregnada em tudo que vemos.<text:line-break/>Ela é parte integrante dos serviços, produtos e informações que são geradas. </text:p>
      <text:p text:style-name="P4">E é com base nisso que, ao observarmos a forma de criação de avaliações para aulas presenciais na maioria das instituições de ensino, concluímos que ela mudou pouco com a evolução da tecnologia.</text:p>
      <text:p text:style-name="P4">Antigamente, as questões eram copiadas à mão ou replicadas em papel carbono. Mais tarde, os editores de textos e as impressoras foram absorvidos pelo processo, dando uma maior produtividade à tarefa.</text:p>
      <text:p text:style-name="P4"><text:soft-page-break/>Porém uma parte continua sendo feita da mesma forma. Recriando os passos para criação de uma avaliação por um professor comum, vemos que ele determina primeiramente os temas e assuntos que serão discutidos.<text:line-break/>Então, busca em alguma fonte, seja ela seus arquivos pessoais, internet ou mente, a questão. Agrupa-as em um editor de textos e carrega o arquivo para impressão. Ressalta-se ainda a necessidade de identificar a dificuldade da questão selecionada, uma vez que a mesma pode estar nível acima ou abaixo do estudante alvo.</text:p>
      <text:p text:style-name="P4">Compreende-se aqui a quase que manualidade da montagem do documento, demandando um tempo maior para o professor que muitas das vezes precisa aplicar avaliações para distintas turmas em distintas instituições, exponenciando o número de provas e questões necessárias.</text:p>
      <text:p text:style-name="P4">Aliado a isso, o atual secretário de educação do município de Paracambi e profissional da área de tecnologia, Mariano Almeida, percebeu tal necessidade para os professores da rede municipal de ensino local.</text:p>
      <text:p text:style-name="P2">Assim, foi proposto o desenvolvimento de um software que permitisse o cadastro de questões pelo professor, apontando a disciplina, tema e o assunto abordado, além de um nível de dificuldade e as opções de resposta ou discursiva ideal.</text:p>
      <text:p text:style-name="P2">Na necessidade de aplicar uma avaliação, o docente acessaria o sistema, escolheria a(s) disciplina(s) e os eventuais assuntos e temas.<text:line-break/>Em uma lista de questões provenientes deste filtro, o usuário poderia selecionar questões do seu interesse, gerando ao final um documento em formato PDF com as questões, pronto para ser replicado e aplicado e também um outro arquivo com as respostas, facilitando a posterior correção por parte do professor.</text:p>
      <text:p text:style-name="P2"/>
      <text:p text:style-name="P32">1.1. OBJETIVOS</text:p>
      <text:p text:style-name="P32">1.1.1 Objetivo geral</text:p>
      <text:p text:style-name="P4">Auxiliar o docente na criação de avaliações, concentrando as perguntas em um banco de questões, diminuindo o tempo de preparo das provas e incluindo processos que ajudem em um controle maior da avaliação gerada.</text:p>
      <text:p text:style-name="P4"/>
      <text:p text:style-name="P32">1.1.2 Objetivos Específicos</text:p>
      <text:p text:style-name="P4">- Criar uma interface amigável, de modo que qualquer usuário, independentemente de suas experiências prévias com sistemas informatizados, tenha facilidade e sinta-se à vontade para usufruir da aplicação;</text:p>
      <text:p text:style-name="P4">- Possibilitar a alteração de dados cadastrais, incluindo senha, pelo próprio professor;</text:p>
      <text:p text:style-name="P4">- Possibilitar que um usuário de nível administrador inclua ou remova os professores do acesso ao sistema.</text:p>
      <text:p text:style-name="P4"/>
      <text:p text:style-name="P4"/>
      <text:p text:style-name="Standard"><text:soft-page-break/><text:span text:style-name="T17"><text:line-break/></text:span><text:span text:style-name="T4">2. METODOLOGIA<text:line-break/></text:span></text:p>
      <text:p text:style-name="P32"><text:s text:c="4"/>2.1 Tecnologias e Ferramentas utilizadas</text:p>
      <text:p text:style-name="P5"/>
      <text:p text:style-name="P45">2.1.1 Java</text:p>
      <text:p text:style-name="P2">Java é uma linguagem de programação orientada a objetos criada no início dos anos 90. Desde então é extremamente usada e difundida, sendo precursora de preceitos que seriam e são replicados em diversas outras linguagens.<text:line-break/>É hoje uma das linguagens mais utilizadas no mundo, sendo base para a criação de aplicativos para aparelhos móveis com sistema Android.</text:p>
      <text:p text:style-name="P2">Segundo Schildt[2]:</text:p>
      <text:p text:style-name="P34"><text:tab/>“Java é a principal linguagem da Internet, <text:line-break/>mas é mais do que isso. Ela revolucionou a programação, <text:line-break/>mudando a maneira de pensarmos tanto sobre a forma <text:line-break/>quanto sobre a função de um programa. <text:line-break/>Atualmente, ser um programador profissional exige <text:line-break/>a habilidade de programar em Java, tal é sua importância.”</text:p>
      <text:p text:style-name="P2"/>
      <text:p text:style-name="P51"><text:span text:style-name="T12"><text:line-break/></text:span><text:span text:style-name="T4">2.1.2 </text:span><text:span text:style-name="T7">Spring </text:span><text:span text:style-name="T8">Framework</text:span></text:p>
      <text:p text:style-name="P53"><text:span text:style-name="T12">O Spring Framework é uma coleção de soluções que ajudam na criação de aplicações Java, principalmente web. </text:span></text:p>
      <text:p text:style-name="P52"><text:span text:style-name="T19">Dentro dela, estão sendo utilizadas neste projeto o</text:span><text:span text:style-name="T21">s seguintes módulos:</text:span></text:p>
      <text:p text:style-name="P52"><text:span text:style-name="T16">Spring MVC, que ajuda na construção de aplicações web dentro do padrão Model, View e Controller. Ele faz parte do Spring Framework, que é uma coleção de soluções, e dialoga com as boas práticas de desenvolvimento web.</text:span></text:p>
      <text:p text:style-name="P54"><text:span text:style-name="T16">S</text:span><text:span text:style-name="T12">pring Data, que auxilia na parte de persistência com o banco de dados, principalmente nas oprações de CRUD da aplicação.</text:span></text:p>
      <text:p text:style-name="P54"><text:span text:style-name="T12">Spring Security, que provê facilidades para a parte de segurança do sistema.</text:span></text:p>
      <text:p text:style-name="P55"/>
      <text:p text:style-name="P21"><text:span text:style-name="T4">2.1.3 </text:span><text:span text:style-name="T7">HTML 5</text:span></text:p>
      <text:p text:style-name="P35">HTML é a sigla em inglês para HyperText Markup Language, que em português significa linguagem para marcação de hipertexto <text:span text:style-name="T28">[3]</text:span> .</text:p>
      <text:p text:style-name="P35">Nada mais é que uma linguagem de marcação que estrutura documentos seguindo os Padrões Web.</text:p>
      <text:p text:style-name="P35">O número 5 refere-se à última versão adotada pela internet. </text:p>
      <text:p text:style-name="P2"><text:soft-page-break/></text:p>
      <text:p text:style-name="P45">2.1.4 MySQL</text:p>
      <text:p text:style-name="P2">É um Sistema de Gerenciamento de Banco de Dados (SGBD) dos mais populares no mundo. Utiliza a linguagem SQL e é extremamente difundida no mundo do desenvolvimento.</text:p>
      <text:p text:style-name="P2"/>
      <text:p text:style-name="P2">Segundo a empresa Oracle:</text:p>
      <text:p text:style-name="P2">“O MySQL é o banco de dados de código aberto mais conhecido no mundo. Com comprovado desempenho, confiabilidade e facilidade de uso, tornou-se a principal opção de banco de dados para aplicativos baseados na Web, usado por propriedades de alto perfil, incluindo Facebook, Twitter, YouTube.”.</text:p>
      <text:p text:style-name="P2"><text:line-break/><text:tab/><text:span text:style-name="T39">2.1.5 Wildfly</text:span></text:p>
      <text:p text:style-name="P37">O Wildfly foi utilizado para a incrementação gradual do banco de dados e controle versionado dessas evoluções.</text:p>
      <text:p text:style-name="P2"/>
      <text:p text:style-name="P45">2.1.<text:span text:style-name="T37">6</text:span> Hibernate</text:p>
      <text:p text:style-name="P2">O Hibernate é um framework baseado no conceito ORM (Modelo Entidade-Relacionamento) mais utilizado hoje. Ele abstrai as operações com banco de dados e disponibiliza uma enorme gama de propriedades e opções para controle do fluxo de informação da aplicação.</text:p>
      <text:p text:style-name="P2"/>
      <text:p text:style-name="P21"><text:span text:style-name="T4">2.1.</text:span><text:span text:style-name="T9">7</text:span><text:span text:style-name="T4"> </text:span><text:span text:style-name="T7">Javascript</text:span></text:p>
      <text:p text:style-name="P2"><text:span text:style-name="T40">*Pegar nos livros do levi</text:span><text:span text:style-name="T42">*</text:span><text:line-break/></text:p>
      <text:p text:style-name="P45">2.1.<text:span text:style-name="T37">8</text:span> CSS</text:p>
      <text:p text:style-name="P2">O CSS (Cascading Style Sheets) é utilizado para definir o estilo e posicionamento dos elementos dentro das páginas XHTML. As fontes, cores, margem, altura, largura e inúmeros outros aspectos são controlados através de códigos escritos com esta tecnologia.</text:p>
      <text:p text:style-name="P2"><text:line-break/><text:tab/><text:span text:style-name="T41">2.1.</text:span><text:span text:style-name="T40">9</text:span><text:span text:style-name="T41"> Bootstrap</text:span></text:p>
      <text:p text:style-name="P35">O Bootstrap é uma biblioteca para <text:span text:style-name="T34">ajudar na criação de interfaces.</text:span></text:p>
      <text:p text:style-name="P36">O framework, criado pelos desenvolvedores do Twitter, contém uma vasta quantidade de elementos e componentes estilizados e já adequados para adaptação em vários tamanhos de telas.</text:p>
      <text:p text:style-name="P36"><text:soft-page-break/><text:line-break/><text:tab/><text:span text:style-name="T38">2.1.</text:span><text:span text:style-name="T40">10</text:span><text:span text:style-name="T38"> Thymeleaf</text:span></text:p>
      <text:p text:style-name="P36">O Thymeleaf é uma template engine que <text:span text:style-name="T35">ajuda a dinamizar nossas páginas HTML, conseguindo com que elas se comuniquem com o código back-end, nesse caso, o Java.</text:span></text:p>
      <text:p text:style-name="P36"/>
      <text:p text:style-name="Standard"><text:span text:style-name="T4"><text:line-break/></text:span><text:span text:style-name="T12">Como Ambiente de Desenvolvimento Integrado (IDE), foi utilizado o Eclipse em sua versão denominada de Neon.2. <text:line-break/>O Software é grátis e de código-aberto.</text:span></text:p>
      <text:p text:style-name="P2">Como servidor web, foi escolhido o Tomcat, mais precisamente sua versão 8.<text:line-break/>Além de simples e leve, é ideal para este tipo de aplicação mais simples.<text:line-break/>É mantido pela Apache e tem seu código livre e aberto, sendo gratuita a sua utilização.</text:p>
      <text:p text:style-name="Standard"><text:span text:style-name="T12"/></text:p>
      <text:p text:style-name="P27">2.2 Questionário aplicado aos professores</text:p>
      <text:p text:style-name="Standard"><text:span text:style-name="T5"><text:line-break/> <text:s text:c="6"/></text:span><text:span text:style-name="T19">Para se aproximar mais das necessidades dos usuários, foi criado um formulário junto ao Google Forms a fim de identificar melhor o pensamento dos professores sobre a problemática e a ideia do sistema.</text:span></text:p>
      <text:p text:style-name="P15"><text:span text:style-name="T19">Foram utilizadas sete (7) perguntas, sendo uma delas aberta, outra aberta mas direcionada e o restante fechadas e solicitado que somente professores respondessem ao questionário. Ao final de duas semanas, foram registradas 57 respostas, </text:span><text:span text:style-name="T20">em sua grande maioria de profissionais do município de Paracambi,</text:span><text:span text:style-name="T19"> que foi julgado satisfatório.</text:span></text:p>
      <text:p text:style-name="P39"/>
      <text:p text:style-name="P28">2.3 Cronograma</text:p>
      <text:p text:style-name="P39"><text:line-break/></text:p>
      <text:p text:style-name="Standard"><text:span text:style-name="T4">3. RESULTADOS E DISCUSS</text:span><text:span text:style-name="T6">Ã</text:span><text:span text:style-name="T4">O</text:span></text:p>
      <text:p text:style-name="P5"/>
      <text:p text:style-name="P14"><text:span text:style-name="T4">3.</text:span><text:span text:style-name="T7">1</text:span><text:span text:style-name="T4"> Análise das respostas do questionário</text:span></text:p>
      <text:p text:style-name="P29"/>
      <text:p text:style-name="P12"><text:span text:style-name="T12">1. </text:span><text:span text:style-name="T32">Você é/foi professor de qual segmento?</text:span></text:p>
      <text:p text:style-name="P40">Com o intuito de compreender melhor sobre quem estava respondendo, obteve-se quase que uma igualdade entre os segmentos, computando 31,6% (18) para o Ensino Fundamental, 35,1% (20) para o Ensino Médio e 33,3% (19) para o Ensino Superior. <text:line-break/><text:line-break/>Desta forma, tem-se praticamente uma igualdade, fazendo com que obtenha-se respostas de todos os segmentos sem que nenhum deles sobreponha suas eventuais particularidades nas demais respostas e consequentemente no resultado da pesquisa.</text:p>
      <text:p text:style-name="P11"><text:soft-page-break/></text:p>
      <text:p text:style-name="P43">2. É professor de qual área/matéria?</text:p>
      <text:p text:style-name="P40">Tentando aprofundar um pouco mais sobre a natureza do questionado, foram identificados profissionais de inúmeras áreas, tanto de áreas específicas como tecnologia, ambiental, quanto dos núcleos comuns do ensino fundamental.<text:line-break/>Profissionais de matemática tiveram uma participação mais representativa, somando 10 das 57 respostas (17,6%).</text:p>
      <text:p text:style-name="P40">Foi possível observar a variedade de professores questionados, o que enriquece a pesquisa, trazendo diversos pontos de vista de acordo com a área de conhecimento e atuação.</text:p>
      <text:p text:style-name="P11"/>
      <text:p text:style-name="P43">3. O que considera como problema na hora de elaborar provas/avaliações?</text:p>
      <text:p text:style-name="P40">Tida como a pergunta crucial, buscava entender se os professores realmente tinham um problema ao criar as avaliações. </text:p>
      <text:p text:style-name="P40">Surpreendentemente, 22 deles (38,6%) responderam que não viam dificuldade nenhuma ao realizar a tarefa. Previa-se que esse número chegasse a no máximo 25%.</text:p>
      <text:p text:style-name="P40">Porém, 14 (24,6%) deles relataram a dificuldade de encontrar questões de qualidade.</text:p>
      <text:p text:style-name="P40">Além disso, 13 (22,8%) disseram que a tarefa demanda tempo demais.</text:p>
      <text:p text:style-name="P40">Por fim, 3 (5,3%) afirmaram ter problemas com os processadores de textos e 5 (8,8%) relataram ter outro tipo de dificuldade.</text:p>
      <text:p text:style-name="P40">Com os números, pode-se observar que a maioria, cerca de 61% ou 35 pessoas, possuem dificuldades ao criar avaliações, confirmando a necessidade de uma solução que atenda estes pontos e reafirmando o propósito deste projeto.</text:p>
      <text:p text:style-name="P11"/>
      <text:p text:style-name="P44">4. Já utiliza(ou) alguma ferramenta que auxiliasse na confecção de avaliações?(Sistema, ferramenta online, banco de questões, etc)</text:p>
      <text:p text:style-name="P13"><text:span text:style-name="T30">Aqui, buscou-se saber se eles já haviam tido contato com uma ferramenta semelhante </text:span><text:span text:style-name="T31">ao</text:span><text:span text:style-name="T30"> software proposto.</text:span></text:p>
      <text:p text:style-name="P41">E 31 (54,4%) deles já utilizaram alguma ferramenta, mesmo que simples, para acelerar ou incrementar o processo de criação da avaliação.</text:p>
      <text:p text:style-name="P41">Já 26 (45,6%) nunca buscaram por terceiros.<text:line-break/></text:p>
      <text:p text:style-name="P44">5. Se sim, descreva rapidamente sua experiência.</text:p>
      <text:p text:style-name="P41">Nesta pergunta aberta, buscou-se o relato das experiências dos que responderam “sim” à questão anterior. Obteve-se 27 respostas, onde a maioria cita bancos simples de questões como fonte de consulta, além de sites ou blogs especializados que compartilhem as perguntas. </text:p>
      <text:p text:style-name="P41"><text:soft-page-break/>Apenas duas pessoas relataram contato com algum software semelhante ao proposto neste projeto. Ambos realizam as tarefas como o GeraProva propõe mas ambos são total ou parcialmente pagos, fugindo da proposta inicial de utilização e disseminação em um ambiente público de ensino.<text:line-break/></text:p>
      <text:p text:style-name="P44">6. Se houvesse um programa que permitisse filtrar, buscar questões cadastradas por outros professores, selecioná-las e gerar um PDF da prova/gabarito:</text:p>
      <text:p text:style-name="P41">Neste questionamento, quis-se apresentar, em poucas palavras, a ideia do projeto e identificar qual seria a adesão dos questionados.</text:p>
      <text:p text:style-name="P41">Das 57 respostas, 31 (54,4%) disseram que utilizariam o software.</text:p>
      <text:p text:style-name="P41">21 (36,8%) utilizariam apenas como banco de questões, como fonte de consulta, porém continuariam criando as avaliações fora do sistema.</text:p>
      <text:p text:style-name="P41">O restante, 5 (8,8%) não utilizariam do software.</text:p>
      <text:p text:style-name="P41">Aqui temos uma grande aprovação da ideia do projeto, e que faz um contraponto com as respostas da pergunta 3, que questiona as dificuldades na elaboração. Dos 22 que disseram não terem dificuldades, e que talvez fossem pessoas que não teriam tantos motivos para tornarem-se usuários, a maioria demonstrou interesse pela ideia, mostrando que qualquer ferramenta que se disponha a ajudar é bem vinda.<text:line-break/></text:p>
      <text:p text:style-name="P44">7. Você contribuiria cadastrando questões no sistema?</text:p>
      <text:p text:style-name="P41">Por último, questiona-se se eles estariam dispostos a alimentar o banco de dados do sistema, uma vez que essa era uma preocupação grande, pois a ideia do software é criar uma rede colaborativa entre os usuários, em que eles possam compartilhar questões próprias ou de outros bancos de dados, centralizando assim as consultas e fazendo com que o GeraProva supra todas as necessidades que até então são resolvidas em outras fontes.</text:p>
      <text:p text:style-name="P42"><text:line-break/>Ao final de todas as perguntas e analisando os resultados, percebe-se que há a demanda pelo software e que o projeto é mercadologicamente viável, no sentido de existirem pessoas dispostas a utilizá-lo, e mais que isso, os problemas que o sistema busca sanar são reais e sem ferramentas gratuitas disponíveis que os resolvam completamente ou no nível que o projeto se propõe a solucionar. </text:p>
      <text:p text:style-name="P42"/>
      <text:p text:style-name="P30">2.3 Análise de Requisitos do Sistema<text:line-break/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6">1. O sistema deverá permitir que o administrador cadastre e remova professores. </text:p>
          </table:table-cell>
        </table:table-row>
        <table:table-row table:style-name="Tabela2.1">
          <table:table-cell table:style-name="Tabela2.A1" office:value-type="string">
            <text:p text:style-name="P46">2. O administrador poderá atualizar seus dados cadastrais e dos professores.</text:p>
          </table:table-cell>
        </table:table-row>
        <table:table-row table:style-name="Tabela2.1">
          <table:table-cell table:style-name="Tabela2.A1" office:value-type="string">
            <text:p text:style-name="P46">3. O administrador poderá atualizar dados cadastrais dos professores.</text:p>
          </table:table-cell>
        </table:table-row>
        <table:table-row table:style-name="Tabela2.1">
          <table:table-cell table:style-name="Tabela2.A1" office:value-type="string">
            <text:p text:style-name="P46">4. O professor poderá atualizar seus dados cadastrais.</text:p>
          </table:table-cell>
        </table:table-row>
        <table:table-row table:style-name="Tabela2.1">
          <table:table-cell table:style-name="Tabela2.A1" office:value-type="string">
            <text:p text:style-name="P46">5. O sistema deverá permitir que o professor cadastre matérias, assuntos e temas.</text:p>
          </table:table-cell>
        </table:table-row>
        <text:soft-page-break/>
        <table:table-row table:style-name="Tabela2.1">
          <table:table-cell table:style-name="Tabela2.A1" office:value-type="string">
            <text:p text:style-name="P46">6. O sistema deverá possibilitar que um professor notifique o autor de alguma questão por erros, incoerências ou afins.</text:p>
          </table:table-cell>
        </table:table-row>
        <table:table-row table:style-name="Tabela2.1">
          <table:table-cell table:style-name="Tabela2.A1" office:value-type="string">
            <text:p text:style-name="P46">7. O professor poderá, através de vários filtros, pesquisar pelas questões do banco de dados.</text:p>
          </table:table-cell>
        </table:table-row>
        <table:table-row table:style-name="Tabela2.1">
          <table:table-cell table:style-name="Tabela2.A1" office:value-type="string">
            <text:p text:style-name="P46">8. O sistema deverá permitir que o professor crie suas avaliações.</text:p>
          </table:table-cell>
        </table:table-row>
        <table:table-row table:style-name="Tabela2.1">
          <table:table-cell table:style-name="Tabela2.A1" office:value-type="string">
            <text:p text:style-name="P46">9. O sistema deverá permitir que o professor exporte a avaliação criada em PDF.</text:p>
          </table:table-cell>
        </table:table-row>
        <table:table-row table:style-name="Tabela2.1">
          <table:table-cell table:style-name="Tabela2.A1" office:value-type="string">
            <text:p text:style-name="P46">10. O professor deverá ter acesso ao arquivo de gabarito das questões selecionadas logo após a criação de sua avaliação.</text:p>
          </table:table-cell>
        </table:table-row>
        <table:table-row table:style-name="Tabela2.1">
          <table:table-cell table:style-name="Tabela2.A1" office:value-type="string">
            <text:p text:style-name="P46">10. O professor poderá acessar um histórico de provas já criadas por ele.</text:p>
          </table:table-cell>
        </table:table-row>
        <table:table-row table:style-name="Tabela2.1">
          <table:table-cell table:style-name="Tabela2.A1" office:value-type="string">
            <text:p text:style-name="P46">11. O software deverá funcionar em qualquer browser.</text:p>
          </table:table-cell>
        </table:table-row>
      </table:table>
      <text:p text:style-name="P3"/>
      <text:p text:style-name="P6"/>
      <text:p text:style-name="P31"/>
      <text:p text:style-name="P31"/>
      <text:p text:style-name="P31"/>
      <text:p text:style-name="P31"/>
      <text:p text:style-name="P31"/>
      <text:p text:style-name="P22"><text:span text:style-name="T10">3.</text:span><text:span text:style-name="T11">3</text:span><text:span text:style-name="T10"> Softwares Semelhantes<text:line-break/></text:span></text:p>
      <text:p text:style-name="Standard"><text:span text:style-name="T17">Banco de Questões<text:line-break/></text:span><text:a xlink:type="simple" xlink:href="http://www.bancoquestoes.com.br/" text:style-name="ListLabel_20_4" text:visited-style-name="ListLabel_20_4"><text:span text:style-name="Internet_20_link"><text:span text:style-name="T24">www.bancoquestoes.com.br</text:span></text:span></text:a></text:p>
      <text:p text:style-name="Standard"><text:span text:style-name="Internet_20_link"><text:span text:style-name="T23">As diferenças identificadas entre o Banco de Questões e o sistema proposto é que no serviço citado, não há a possibilidade de cadastrar questões, limitando o usuário a apenas utilizar-se das já existentes.</text:span></text:span></text:p>
      <text:p text:style-name="P4"/>
      <text:p text:style-name="Standard"><text:span text:style-name="T17">SuperPro Web<text:line-break/></text:span><text:a xlink:type="simple" xlink:href="https://www.sprweb.com.br/" text:style-name="ListLabel_20_4" text:visited-style-name="ListLabel_20_4"><text:span text:style-name="Internet_20_link"><text:span text:style-name="T24">https://www.sprweb.com.br</text:span></text:span></text:a></text:p>
      <text:p text:style-name="Standard"><text:span text:style-name="Internet_20_link"><text:span text:style-name="T23">Já o SuperPro oferece o mesmo serviço proposto, além de alguns módulos adicionais. Porém a licença para uso é paga e não-vitalícia, devendo pagar ainda por cada questão criada. Isso evidentemente limita o professor que não esteja disposto a investir.</text:span></text:span></text:p>
      <text:p text:style-name="P4"/>
      <text:p text:style-name="Standard"><text:span text:style-name="T17">SGP<text:line-break/></text:span><text:a xlink:type="simple" xlink:href="http://starlinetecnologia.com.br/sgp/" text:style-name="ListLabel_20_4" text:visited-style-name="ListLabel_20_4"><text:span text:style-name="Internet_20_link"><text:span text:style-name="T24">http://starlinetecnologia.com.br/sgp/</text:span></text:span></text:a></text:p>
      <text:p text:style-name="P4">O SGP é muito semelhante ao anterior, sendo muito completo mas também com custo.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20"/>
          </table:table-cell>
          <table:table-cell table:style-name="Tabela3.B1" office:value-type="string">
            <text:p text:style-name="P48">GeraProva</text:p>
          </table:table-cell>
          <table:table-cell table:style-name="Tabela3.C1" office:value-type="string">
            <text:p text:style-name="P48">Banco de Questões</text:p>
          </table:table-cell>
          <table:table-cell table:style-name="Tabela3.D1" office:value-type="string">
            <text:p text:style-name="P48">SuperPro Web</text:p>
          </table:table-cell>
          <table:table-cell table:style-name="Tabela3.E1" office:value-type="string">
            <text:p text:style-name="P48">SGP</text:p>
          </table:table-cell>
        </table:table-row>
        <table:table-row table:style-name="Tabela3.1">
          <table:table-cell table:style-name="Tabela3.A2" office:value-type="string">
            <text:p text:style-name="P20">Cadastrar questões</text:p>
          </table:table-cell>
          <table:table-cell table:style-name="Tabela3.B2" office:value-type="string">
            <text:p text:style-name="P49">Sim</text:p>
          </table:table-cell>
          <table:table-cell table:style-name="Tabela3.C2" office:value-type="string">
            <text:p text:style-name="P50">Não</text:p>
          </table:table-cell>
          <table:table-cell table:style-name="Tabela3.D2" office:value-type="string">
            <text:p text:style-name="P49">Sim</text:p>
          </table:table-cell>
          <table:table-cell table:style-name="Tabela3.E2" office:value-type="string">
            <text:p text:style-name="P49">Sim</text:p>
          </table:table-cell>
        </table:table-row>
        <table:table-row table:style-name="Tabela3.1">
          <table:table-cell table:style-name="Tabela3.A3" office:value-type="string">
            <text:p text:style-name="P20">Montar/Gerar provas</text:p>
          </table:table-cell>
          <table:table-cell table:style-name="Tabela3.B3" office:value-type="string">
            <text:p text:style-name="P49">Sim</text:p>
          </table:table-cell>
          <table:table-cell table:style-name="Tabela3.C3" office:value-type="string">
            <text:p text:style-name="P49">Sim</text:p>
          </table:table-cell>
          <table:table-cell table:style-name="Tabela3.D3" office:value-type="string">
            <text:p text:style-name="P49">Sim</text:p>
          </table:table-cell>
          <table:table-cell table:style-name="Tabela3.E3" office:value-type="string">
            <text:p text:style-name="P49">Sim</text:p>
          </table:table-cell>
        </table:table-row>
        <text:soft-page-break/>
        <table:table-row table:style-name="Tabela3.1">
          <table:table-cell table:style-name="Tabela3.A4" office:value-type="string">
            <text:p text:style-name="P20">Número ilimitado </text:p>
            <text:p text:style-name="P20">de questões</text:p>
          </table:table-cell>
          <table:table-cell table:style-name="Tabela3.B4" office:value-type="string">
            <text:p text:style-name="P49">Sim</text:p>
          </table:table-cell>
          <table:table-cell table:style-name="Tabela3.C4" office:value-type="string">
            <text:p text:style-name="P50">Não</text:p>
          </table:table-cell>
          <table:table-cell table:style-name="Tabela3.D4" office:value-type="string">
            <text:p text:style-name="P49">Sim</text:p>
          </table:table-cell>
          <table:table-cell table:style-name="Tabela3.E4" office:value-type="string">
            <text:p text:style-name="P49">Sim</text:p>
          </table:table-cell>
        </table:table-row>
        <table:table-row table:style-name="Tabela3.1">
          <table:table-cell table:style-name="Tabela3.A5" office:value-type="string">
            <text:p text:style-name="P20">Licença Gtratuita</text:p>
          </table:table-cell>
          <table:table-cell table:style-name="Tabela3.B5" office:value-type="string">
            <text:p text:style-name="P49">Sim</text:p>
          </table:table-cell>
          <table:table-cell table:style-name="Tabela3.C5" office:value-type="string">
            <text:p text:style-name="P49">Sim</text:p>
          </table:table-cell>
          <table:table-cell table:style-name="Tabela3.D5" office:value-type="string">
            <text:p text:style-name="P50">Não</text:p>
          </table:table-cell>
          <table:table-cell table:style-name="Tabela3.E5" office:value-type="string">
            <text:p text:style-name="P50">Não</text:p>
          </table:table-cell>
        </table:table-row>
      </table:table>
      <text:p text:style-name="P4"/>
      <text:p text:style-name="P4">Analisando os três principais softwares encontrados na internet que reproduzem o que pretende o GeraProva (GP), vê-se que um deles não dispõe de todas as funcionalidades propostas e, os outros que o fazem são programas que cobram por sua utilização.<text:line-break/>Dentro do contexto deste projeto, onde o mesmo é planejado para implementação em um município através de um órgão público, não seria apreciado o gasto para uso da ferramenta, sendo a demanda inclusive feita pela falta de aplicações livres que cumpram o que o GP realizará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a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/>
    </style:style>
    <style:style style:name="ListLabel_20_1" style:display-name="ListLabel 1" style:family="text">
      <style:text-properties fo:color="#00000a"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color="#00000a"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0000a" style:font-name="Times New Roman" fo:font-family="'Times New Roman'" style:font-family-generic="roman" style:font-pitch="variable" fo:font-size="12pt" style:text-underline-style="none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fo:color="#00000a"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9:03:00</meta:creation-date>
    <meta:initial-creator>Rafa</meta:initial-creator>
    <dc:language>pt-BR</dc:language>
    <dc:date>2019-04-30T10:38:51.226170096</dc:date>
    <meta:editing-cycles>29</meta:editing-cycles>
    <meta:editing-duration>P1DT7H1M56S</meta:editing-duration>
    <meta:generator>LibreOffice/6.0.7.3$Linux_X86_64 LibreOffice_project/00m0$Build-3</meta:generator>
    <meta:document-statistic meta:table-count="3" meta:image-count="0" meta:object-count="0" meta:page-count="13" meta:paragraph-count="172" meta:word-count="2724" meta:character-count="17676" meta:non-whitespace-character-count="149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